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fo:background-color="#FFFFFF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FFFFFF"/>
      <style:text-properties fo:color="#008080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10" style:family="table-cell" style:parent-style-name="Default" style:data-style-name="N19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13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/>
    </style:style>
    <style:style style:name="ce14" style:family="table-cell" style:parent-style-name="Default" style:data-style-name="N19">
      <style:table-cell-properties style:vertical-align="automatic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6" style:family="table-cell" style:parent-style-name="Default" style:data-style-name="N19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 style:data-style-name="N19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6.749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36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24.75pt" style:use-optimal-row-height="false" fo:break-before="page"/>
    </style:style>
    <style:style style:name="ro9" style:family="table-row">
      <style:table-row-properties style:row-height="22.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ffic_tables_index" table:style-name="ta1">
        <table:table-column table:style-name="co1" table:default-cell-style-name="ce17"/>
        <table:table-column table:style-name="co2" table:default-cell-style-name="ce18"/>
        <table:table-column table:style-name="co3" table:default-cell-style-name="ce15"/>
        <table:table-column table:style-name="co4" table:number-columns-repeated="16381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number-columns-repeated="16382" table:style-name="ce4"/>
        </table:table-row>
        <table:table-row table:style-name="ro1">
          <table:table-cell office:value-type="string" table:style-name="ce5">
            <text:p>Road traffic statistics - list of tables<text:s/></text:p>
          </table:table-cell>
          <table:table-cell table:style-name="ce3"/>
          <table:table-cell table:number-columns-repeated="16382" table:style-name="ce4"/>
        </table:table-row>
        <table:table-row table:style-name="ro2">
          <table:table-cell office:value-type="string" table:style-name="ce6">
            <text:p>Ref.</text:p>
          </table:table-cell>
          <table:table-cell office:value-type="string" table:style-name="ce6">
            <text:p>Table name</text:p>
          </table:table-cell>
          <table:table-cell office:value-type="string" table:style-name="ce6">
            <text:p>Release frequency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TRA01: Traffic volume (miles)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9">
            <text:p><text:a xlink:href="https://www.gov.uk/government/statistical-data-sets/tra01-traffic-by-road-class-and-region-miles">https://www.gov.uk/government/statistical-data-sets/tra01-traffic-by-road-class-and-region-miles</text:a></text:p>
          </table:table-cell>
          <table:table-cell table:number-columns-repeated="16383" table:style-name="ce8"/>
        </table:table-row>
        <table:table-row table:style-name="ro5">
          <table:table-cell office:value-type="string" table:style-name="ce10">
            <text:p>TRA0101</text:p>
          </table:table-cell>
          <table:table-cell office:value-type="string" table:style-name="ce11">
            <text:p>Road traffic (vehicle miles) by vehicle type in Great Britain, annual from 1949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102</text:p>
          </table:table-cell>
          <table:table-cell office:value-type="string" table:style-name="ce11">
            <text:p>Motor vehicle traffic (vehicle miles) by road class in Great Britain, annual from 1950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103</text:p>
          </table:table-cell>
          <table:table-cell office:value-type="string" table:style-name="ce11">
            <text:p>Motor vehicle traffic (vehicle miles) by road class and region and country in Great Britain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104</text:p>
          </table:table-cell>
          <table:table-cell office:value-type="string" table:style-name="ce11">
            <text:p>Road traffic (vehicle miles) by vehicle type and road class in Great Britain, annual from 2006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105</text:p>
          </table:table-cell>
          <table:table-cell office:value-type="string" table:style-name="ce11">
            <text:p>Change in traffic on major roads by region and country in Great Britain, from 10 years ago to latest year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106</text:p>
          </table:table-cell>
          <table:table-cell office:value-type="string" table:style-name="ce11">
            <text:p>Motor vehicle traffic (vehicle miles) by vehicle type and region and country in Great Britain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3">
          <table:table-cell office:value-type="string" table:style-name="ce7">
            <text:p>TRA02: Traffic volume (kilometres)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9">
            <text:p><text:a xlink:href="https://www.gov.uk/government/statistical-data-sets/tra02-traffic-by-road-class-and-region-kms">https://www.gov.uk/government/statistical-data-sets/tra02-traffic-by-road-class-and-region-kms</text:a></text:p>
          </table:table-cell>
          <table:table-cell table:number-columns-repeated="16383" table:style-name="ce8"/>
        </table:table-row>
        <table:table-row table:style-name="ro5">
          <table:table-cell office:value-type="string" table:style-name="ce10">
            <text:p>TRA0201</text:p>
          </table:table-cell>
          <table:table-cell office:value-type="string" table:style-name="ce11">
            <text:p>Road traffic (vehicle kilometres) by vehicle type in Great Britain, annual from 1949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202</text:p>
          </table:table-cell>
          <table:table-cell office:value-type="string" table:style-name="ce11">
            <text:p>Motor vehicle traffic (vehicle kilometres) by road class in Great Britain, annual from 1950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203</text:p>
          </table:table-cell>
          <table:table-cell office:value-type="string" table:style-name="ce11">
            <text:p>Motor vehicle traffic (vehicle kilometres) by road class and region and country in Great Britain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204</text:p>
          </table:table-cell>
          <table:table-cell office:value-type="string" table:style-name="ce11">
            <text:p>Road traffic (vehicle kilometres) by vehicle type and road class in Great Britain, annual from 2006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206</text:p>
          </table:table-cell>
          <table:table-cell office:value-type="string" table:style-name="ce11">
            <text:p>Motor vehicle traffic (vehicle kilometres) by vehicle type and region and country in Great Britain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3">
          <table:table-cell office:value-type="string" table:style-name="ce7">
            <text:p>TRA25: Quarterly traffic estimates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9">
            <text:p><text:a xlink:href="https://www.gov.uk/government/statistical-data-sets/tra25-quarterly-estimates">https://www.gov.uk/government/statistical-data-sets/tra25-quarterly-estimates</text:a></text:p>
          </table:table-cell>
          <table:table-cell table:number-columns-repeated="16383" table:style-name="ce8"/>
        </table:table-row>
        <table:table-row table:style-name="ro5">
          <table:table-cell office:value-type="string" table:style-name="ce10">
            <text:p>TRA2501</text:p>
          </table:table-cell>
          <table:table-cell office:value-type="string" table:style-name="ce11">
            <text:p>Road traffic (vehicle miles) by vehicle type in Great Britain, quarterly from 1993</text:p>
          </table:table-cell>
          <table:table-cell office:value-type="string" table:style-name="ce12">
            <text:p>Quarterly<text:s/>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2502</text:p>
          </table:table-cell>
          <table:table-cell office:value-type="string" table:style-name="ce11">
            <text:p>Road traffic (vehicle miles) by road class in Great Britain, quarterly from 1993</text:p>
          </table:table-cell>
          <table:table-cell office:value-type="string" table:style-name="ce12">
            <text:p>Quarterly<text:s/>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2503</text:p>
          </table:table-cell>
          <table:table-cell office:value-type="string" table:style-name="ce11">
            <text:p>Car and goods vehicle traffic (vehicle miles) by road class in Great Britain, quarterly from 1993</text:p>
          </table:table-cell>
          <table:table-cell office:value-type="string" table:style-name="ce12">
            <text:p>Quarterly<text:s/>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2504</text:p>
          </table:table-cell>
          <table:table-cell office:value-type="string" table:style-name="ce11">
            <text:p>Road traffic (vehicle kilometres) by vehicle type in Great Britain, quarterly from 1993</text:p>
          </table:table-cell>
          <table:table-cell office:value-type="string" table:style-name="ce12">
            <text:p>Quarterly<text:s/>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2505</text:p>
          </table:table-cell>
          <table:table-cell office:value-type="string" table:style-name="ce11">
            <text:p>Road traffic (vehicle kilometres) by road class in Great Britain, quarterly from 1993</text:p>
          </table:table-cell>
          <table:table-cell office:value-type="string" table:style-name="ce12">
            <text:p>Quarterly<text:s/>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2506</text:p>
          </table:table-cell>
          <table:table-cell office:value-type="string" table:style-name="ce11">
            <text:p>Car and goods vehicle traffic (vehicle kilometres) by road class in Great Britain, quarterly from 1993</text:p>
          </table:table-cell>
          <table:table-cell office:value-type="string" table:style-name="ce12">
            <text:p>Quarterly<text:s/></text:p>
          </table:table-cell>
          <table:table-cell table:number-columns-repeated="16381" table:style-name="ce12"/>
        </table:table-row>
        <table:table-row table:style-name="ro3">
          <table:table-cell office:value-type="string" table:style-name="ce7">
            <text:p>TRA03: Average annual daily flow and temporal traffic distributions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9">
            <text:p><text:a xlink:href="https://www.gov.uk/government/statistical-data-sets/tra03-motor-vehicle-flow">https://www.gov.uk/government/statistical-data-sets/tra03-motor-vehicle-flow</text:a></text:p>
          </table:table-cell>
          <table:table-cell table:number-columns-repeated="16383" table:style-name="ce8"/>
        </table:table-row>
        <table:table-row table:style-name="ro5">
          <table:table-cell office:value-type="string" table:style-name="ce10">
            <text:p>TRA0301</text:p>
          </table:table-cell>
          <table:table-cell office:value-type="string" table:style-name="ce11">
            <text:p>Motor vehicle flow by road class in Great Britain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302</text:p>
          </table:table-cell>
          <table:table-cell office:value-type="string" table:style-name="ce11">
            <text:p>Motor vehicle flow by road class and region and country in Great Britain, annual from 2006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303</text:p>
          </table:table-cell>
          <table:table-cell office:value-type="string" table:style-name="ce11">
            <text:p>Motor vehicle flow for major sections of motorway network in Great Britain, annual from 2002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305</text:p>
          </table:table-cell>
          <table:table-cell office:value-type="string" table:style-name="ce11">
            <text:p>Average daily traffic flow by month in Great Britain, five-year average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306</text:p>
          </table:table-cell>
          <table:table-cell office:value-type="string" table:style-name="ce11">
            <text:p>Average traffic distribution by day of the week in Great Britain, annual from 2006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307</text:p>
          </table:table-cell>
          <table:table-cell office:value-type="string" table:style-name="ce11">
            <text:p>Traffic distribution on all roads by time of day and day of the week in Great Britain, annual from 2006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308</text:p>
          </table:table-cell>
          <table:table-cell office:value-type="string" table:style-name="ce11">
            <text:p>Traffic distribution on all roads by time of day and day of the week, for selected vehicle types in Great Britain, annual from 2006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3">
          <table:table-cell office:value-type="string" table:style-name="ce7">
            <text:p>TRA04: Pedal cycle traffic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9">
            <text:p><text:a xlink:href="https://www.gov.uk/government/statistical-data-sets/tra04-pedal-cycle-traffic">https://www.gov.uk/government/statistical-data-sets/tra04-pedal-cycle-traffic</text:a></text:p>
          </table:table-cell>
          <table:table-cell table:number-columns-repeated="16383" table:style-name="ce8"/>
        </table:table-row>
        <table:table-row table:style-name="ro5">
          <table:table-cell office:value-type="string" table:style-name="ce10">
            <text:p>TRA0401</text:p>
          </table:table-cell>
          <table:table-cell office:value-type="string" table:style-name="ce11">
            <text:p>Pedal cycle traffic (vehicle miles / kilometres) in Great Britain, annual from 1949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402</text:p>
          </table:table-cell>
          <table:table-cell office:value-type="string" table:style-name="ce11">
            <text:p>Pedal cycle traffic (vehicle miles) by road class in Great Britain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403</text:p>
          </table:table-cell>
          <table:table-cell office:value-type="string" table:style-name="ce11">
            <text:p>Pedal cycle traffic (vehicle miles) by region and country in Great Britain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404</text:p>
          </table:table-cell>
          <table:table-cell office:value-type="string" table:style-name="ce11">
            <text:p>Average daily pedal cycle traffic flow by month in Great Britain, five-year average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405</text:p>
          </table:table-cell>
          <table:table-cell office:value-type="string" table:style-name="ce11">
            <text:p>Pedal cycle traffic distribution by time of day and day of the week on all roads, Great Britain: annual from 2016<text:s/>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412</text:p>
          </table:table-cell>
          <table:table-cell office:value-type="string" table:style-name="ce11">
            <text:p>Pedal cycle traffic (vehicle kilometres) by road class in Great Britain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0413</text:p>
          </table:table-cell>
          <table:table-cell office:value-type="string" table:style-name="ce11">
            <text:p>Pedal cycle traffic (vehicle kilometres) by region and country in Great Britain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3">
          <table:table-cell office:value-type="string" table:style-name="ce7">
            <text:p>TRA31: Heavy goods vehicle traffic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9">
            <text:p><text:a xlink:href="https://www.gov.uk/government/statistical-data-sets/tra31-heavy-goods-vehicle-traffic">https://www.gov.uk/government/statistical-data-sets/tra31-heavy-goods-vehicle-traffic</text:a>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13">
            <text:p>TRA3105</text:p>
          </table:table-cell>
          <table:table-cell office:value-type="string" table:style-name="ce11">
            <text:p>Heavy goods vehicle traffic by axle configuration and road category in Great Britain, annual from 2006</text:p>
          </table:table-cell>
          <table:table-cell office:value-type="string" table:style-name="ce11">
            <text:p>Annual</text:p>
          </table:table-cell>
          <table:table-cell table:number-columns-repeated="16381" table:style-name="ce8"/>
        </table:table-row>
        <table:table-row table:style-name="ro6">
          <table:table-cell office:value-type="string" table:style-name="ce19">
            <text:p>TRA3107</text:p>
          </table:table-cell>
          <table:table-cell office:value-type="string" table:style-name="ce11">
            <text:p>Time difference between HGVs and the vehicle in front in Great Britain, annual from 2009 - 2014. Please refer to table SPE0114 for figures from 2015 and later.</text:p>
          </table:table-cell>
          <table:table-cell office:value-type="string" table:style-name="ce20">
            <text:p>Annual</text:p>
          </table:table-cell>
          <table:table-cell table:number-columns-repeated="16381" table:style-name="ce12"/>
        </table:table-row>
        <table:table-row table:style-name="ro3">
          <table:table-cell office:value-type="string" table:style-name="ce7">
            <text:p>TRA32: Foreign registered vehicles in GB traffic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9">
            <text:p><text:a xlink:href="https://www.gov.uk/government/statistical-data-sets/tra32-foreign-registered-vehicles-in-traffic">https://www.gov.uk/government/statistical-data-sets/tra32-foreign-registered-vehicles-in-traffic</text:a></text:p>
          </table:table-cell>
          <table:table-cell table:number-columns-repeated="16383" table:style-name="ce8"/>
        </table:table-row>
        <table:table-row table:style-name="ro7">
          <table:table-cell office:value-type="string" table:style-name="ce10">
            <text:p>TRA3201</text:p>
          </table:table-cell>
          <table:table-cell office:value-type="string" table:style-name="ce11">
            <text:p>Proportion of foreign registered vehicles in traffic by vehicle type and region and country in Great Britain, from 2008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7">
          <table:table-cell office:value-type="string" table:style-name="ce10">
            <text:p>TRA3202</text:p>
          </table:table-cell>
          <table:table-cell office:value-type="string" table:style-name="ce11">
            <text:p>Proportion of foreign registered vehicles in traffic by road type and region and country in Great Britain, from 2008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3203</text:p>
          </table:table-cell>
          <table:table-cell office:value-type="string" table:style-name="ce11">
            <text:p>Proportion of foreign registered vehicles in traffic by vehicle type and road type in Great Britain, from 2008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3">
          <table:table-cell office:value-type="string" table:style-name="ce7">
            <text:p>TRA41: Strategic Road Network traffic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9">
            <text:p><text:a xlink:href="https://www.gov.uk/government/statistical-data-sets/tra41-Strategic-Road-Network-traffic">https://www.gov.uk/government/statistical-data-sets/tra41-Strategic-Road-Network-traffic</text:a></text:p>
          </table:table-cell>
          <table:table-cell table:number-columns-repeated="16383" table:style-name="ce8"/>
        </table:table-row>
        <table:table-row table:style-name="ro5">
          <table:table-cell office:value-type="string" table:style-name="ce10">
            <text:p>TRA4101</text:p>
          </table:table-cell>
          <table:table-cell office:value-type="string" table:style-name="ce11">
            <text:p>Motor vehicle traffic (vehicle miles) by vehicle type on roads managed by Highways England, as at 1st April in each year: England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4102</text:p>
          </table:table-cell>
          <table:table-cell office:value-type="string" table:style-name="ce11">
            <text:p>Motor vehicle traffic (vehicle miles) and road length by road type and road management, as at 1st <text:s/>April in each year: England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4103</text:p>
          </table:table-cell>
          <table:table-cell office:value-type="string" table:style-name="ce11">
            <text:p>Motor vehicle flow and road length (miles) by road class and road management, as at 1st <text:s/>April in each year: England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4104</text:p>
          </table:table-cell>
          <table:table-cell office:value-type="string" table:style-name="ce11">
            <text:p>Proportion of motor vehicle traffic and road length by road class and road management, as at 1st <text:s/>April in each year: England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4105</text:p>
          </table:table-cell>
          <table:table-cell office:value-type="string" table:style-name="ce11">
            <text:p>Motor vehicle traffic (vehicle miles) by road class, road management and vehicle type in England, latest year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4106</text:p>
          </table:table-cell>
          <table:table-cell office:value-type="string" table:style-name="ce11">
            <text:p>Motor vehicle traffic (vehicle miles) by road class, road management and region in England, latest year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6">
          <table:table-cell office:value-type="string" table:style-name="ce10">
            <text:p>TRA4111</text:p>
          </table:table-cell>
          <table:table-cell office:value-type="string" table:style-name="ce11">
            <text:p>Motor vehicle traffic (vehicle kilometres) by vehicle type on roads managed by Highways England, as at 1st <text:s/>April in each year: England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4112</text:p>
          </table:table-cell>
          <table:table-cell office:value-type="string" table:style-name="ce11">
            <text:p>Motor vehicle traffic (vehicle kilometres) and road length by road type and road management, as at 1st <text:s/>April in each year: England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4113</text:p>
          </table:table-cell>
          <table:table-cell office:value-type="string" table:style-name="ce11">
            <text:p>Motor vehicle flow and road length (kilometres) by road class and road management, as at 1st <text:s/>April in each year: England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4114</text:p>
          </table:table-cell>
          <table:table-cell office:value-type="string" table:style-name="ce11">
            <text:p>Proportion of motor vehicle traffic and road length by road class and road management, as at 1st <text:s/>April in each year: England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4115</text:p>
          </table:table-cell>
          <table:table-cell office:value-type="string" table:style-name="ce11">
            <text:p>Motor vehicle traffic (vehicle kilometres) by road class, road management and vehicle type in England, latest year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4116</text:p>
          </table:table-cell>
          <table:table-cell office:value-type="string" table:style-name="ce11">
            <text:p>Motor vehicle traffic (vehicle kilometres) by road class, road management and region in England, latest year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8">
          <table:table-cell office:value-type="string" table:style-name="ce7">
            <text:p>TRA42: Traffic based on a static road management status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9">
            <text:p><text:a xlink:href="https://www.gov.uk/government/statistical-data-sets/tra42-traffic-based-on-a-static-road-management-status">https://www.gov.uk/government/statistical-data-sets/tra42-traffic-based-on-a-static-road-management-status</text:a></text:p>
          </table:table-cell>
          <table:table-cell table:number-columns-repeated="16383" table:style-name="ce8"/>
        </table:table-row>
        <table:table-row table:style-name="ro7">
          <table:table-cell office:value-type="string" table:style-name="ce10">
            <text:p>TRA4201</text:p>
          </table:table-cell>
          <table:table-cell office:value-type="string" table:style-name="ce11">
            <text:p>Motor vehicle traffic (vehicle miles) by vehicle type on roads managed by Highways England, as at 1st April of latest year: England, annual from 2000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7">
          <table:table-cell office:value-type="string" table:style-name="ce10">
            <text:p>TRA4202</text:p>
          </table:table-cell>
          <table:table-cell office:value-type="string" table:style-name="ce11">
            <text:p>Motor vehicle traffic (vehicle miles) and road length by road type and road management, as at 1st April of latest year: England, annual from 2000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7">
          <table:table-cell office:value-type="string" table:style-name="ce10">
            <text:p>TRA4203</text:p>
          </table:table-cell>
          <table:table-cell office:value-type="string" table:style-name="ce11">
            <text:p>Motor vehicle flow and road length (miles) by road type and road management, as at 1st April of latest year: England, annual from 2000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7">
          <table:table-cell office:value-type="string" table:style-name="ce10">
            <text:p>TRA4204</text:p>
          </table:table-cell>
          <table:table-cell office:value-type="string" table:style-name="ce11">
            <text:p>Proportion of motor vehicle traffic and road length by road class and road management, as at 1st April of latest year: England, annual from 2000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7">
          <table:table-cell office:value-type="string" table:style-name="ce10">
            <text:p>TRA4205</text:p>
          </table:table-cell>
          <table:table-cell office:value-type="string" table:style-name="ce11">
            <text:p>Motor vehicle traffic (vehicle miles) by road class, vehicle type and road management: England, latest year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7">
          <table:table-cell office:value-type="string" table:style-name="ce10">
            <text:p>TRA4206</text:p>
          </table:table-cell>
          <table:table-cell office:value-type="string" table:style-name="ce11">
            <text:p>Motor vehicle traffic (vehicle miles) by road class, region and road management: England, latest year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7">
          <table:table-cell table:style-name="ce10"/>
          <table:table-cell table:style-name="ce11"/>
          <table:table-cell table:number-columns-repeated="16382" table:style-name="ce12"/>
        </table:table-row>
        <table:table-row table:style-name="ro7">
          <table:table-cell office:value-type="string" table:style-name="ce10">
            <text:p>TRA4211</text:p>
          </table:table-cell>
          <table:table-cell office:value-type="string" table:style-name="ce11">
            <text:p>Motor vehicle traffic (vehicle kilometres) by vehicle type on roads managed by Highways England, as at 1st <text:s/>April of latest year: England, annual from 2000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7">
          <table:table-cell office:value-type="string" table:style-name="ce10">
            <text:p>TRA4212</text:p>
          </table:table-cell>
          <table:table-cell office:value-type="string" table:style-name="ce11">
            <text:p>Motor vehicle traffic (vehicle kilometres) and road length by road type and road management, as at 1st April of latest year: England, annual from 2000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7">
          <table:table-cell office:value-type="string" table:style-name="ce10">
            <text:p>TRA4213</text:p>
          </table:table-cell>
          <table:table-cell office:value-type="string" table:style-name="ce11">
            <text:p>Motor vehicle flow and road length (kilometres) by road type and road management, as at 1st April of latest year: England, annual from 2000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7">
          <table:table-cell office:value-type="string" table:style-name="ce10">
            <text:p>TRA4214</text:p>
          </table:table-cell>
          <table:table-cell office:value-type="string" table:style-name="ce11">
            <text:p>Proportion of motor vehicle traffic and road length by road class and road management, as at 1st April of latest year: England, annual from 2000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7">
          <table:table-cell office:value-type="string" table:style-name="ce10">
            <text:p>TRA4215</text:p>
          </table:table-cell>
          <table:table-cell office:value-type="string" table:style-name="ce11">
            <text:p>Motor vehicle traffic (vehicle kilometres) by road class, vehicle type and road management: England, latest year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7">
          <table:table-cell office:value-type="string" table:style-name="ce10">
            <text:p>TRA4216</text:p>
          </table:table-cell>
          <table:table-cell office:value-type="string" table:style-name="ce11">
            <text:p>Motor vehicle traffic (vehicle kilometres) by road class, region and road management: England, latest year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3">
          <table:table-cell office:value-type="string" table:style-name="ce7">
            <text:p>TRA89: Road traffic by region and local authority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9">
            <text:p><text:a xlink:href="https://www.gov.uk/government/statistical-data-sets/tra89-traffic-by-local-authority">https://www.gov.uk/government/statistical-data-sets/tra89-traffic-by-local-authority</text:a></text:p>
          </table:table-cell>
          <table:table-cell table:number-columns-repeated="16383" table:style-name="ce8"/>
        </table:table-row>
        <table:table-row table:style-name="ro5">
          <table:table-cell office:value-type="string" table:style-name="ce10">
            <text:p>TRA8901</text:p>
          </table:table-cell>
          <table:table-cell office:value-type="string" table:style-name="ce11">
            <text:p>Motor vehicle traffic (vehicle miles) by Local Authority in Great Britain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8902</text:p>
          </table:table-cell>
          <table:table-cell office:value-type="string" table:style-name="ce11">
            <text:p>Car traffic (vehicle miles) by Local Authority in Great Britain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8903</text:p>
          </table:table-cell>
          <table:table-cell office:value-type="string" table:style-name="ce11">
            <text:p>Motor vehicle traffic (vehicle miles) excluding trunk roads by Local Authority in England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8904</text:p>
          </table:table-cell>
          <table:table-cell office:value-type="string" table:style-name="ce11">
            <text:p>Motor vehicle traffic (vehicle kilometres) by Local Authority in Great Britain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8905</text:p>
          </table:table-cell>
          <table:table-cell office:value-type="string" table:style-name="ce11">
            <text:p>Car traffic (vehicle kilometres) by Local Authority in Great Britain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8906</text:p>
          </table:table-cell>
          <table:table-cell office:value-type="string" table:style-name="ce11">
            <text:p>Motor vehicle traffic (vehicle kilometres) excluding trunk roads by Local Authority in England, annual from 1993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5">
          <table:table-cell office:value-type="string" table:style-name="ce10">
            <text:p>TRA8907</text:p>
          </table:table-cell>
          <table:table-cell office:value-type="string" table:style-name="ce11">
            <text:p>Motor vehicle flow by local authority in Great Britain, latest year</text:p>
          </table:table-cell>
          <table:table-cell office:value-type="string" table:style-name="ce12">
            <text:p>Annual</text:p>
          </table:table-cell>
          <table:table-cell table:number-columns-repeated="16381" table:style-name="ce12"/>
        </table:table-row>
        <table:table-row table:style-name="ro9">
          <table:table-cell office:value-type="string" table:style-name="ce7">
            <text:p>TRA99: Forecasts of traffic</text:p>
          </table:table-cell>
          <table:table-cell table:style-name="ce14"/>
          <table:table-cell table:style-name="ce15"/>
          <table:table-cell table:number-columns-repeated="16381"/>
        </table:table-row>
        <table:table-row table:style-name="ro4">
          <table:table-cell office:value-type="string" table:style-name="ce9">
            <text:p><text:a xlink:href="https://www.gov.uk/government/statistical-data-sets/tra99-forecasts-of-traffic">https://www.gov.uk/government/statistical-data-sets/tra99-forecasts-of-traffic</text:a></text:p>
          </table:table-cell>
          <table:table-cell table:number-columns-repeated="16383" table:style-name="ce8"/>
        </table:table-row>
        <table:table-row table:style-name="ro5">
          <table:table-cell office:value-type="string" table:style-name="ce10">
            <text:p>TRA9905</text:p>
          </table:table-cell>
          <table:table-cell office:value-type="string" table:style-name="ce11">
            <text:p>Forecasts of road traffic in England and vehicles in Great Britain</text:p>
          </table:table-cell>
          <table:table-cell table:style-name="ce12"/>
          <table:table-cell table:number-columns-repeated="16381"/>
        </table:table-row>
        <table:table-row table:number-rows-repeated="2" table:style-name="ro10">
          <table:table-cell table:style-name="ce16"/>
          <table:table-cell table:style-name="ce14"/>
          <table:table-cell table:style-name="ce15"/>
          <table:table-cell table:number-columns-repeated="16381"/>
        </table:table-row>
        <table:table-row table:number-rows-repeated="4" table:style-name="ro10">
          <table:table-cell table:style-name="ce16"/>
          <table:table-cell table:style-name="ce14"/>
          <table:table-cell table:number-columns-repeated="16382"/>
        </table:table-row>
        <table:table-row table:number-rows-repeated="12" table:style-name="ro10">
          <table:table-cell table:style-name="ce17"/>
          <table:table-cell table:style-name="ce14"/>
          <table:table-cell table:number-columns-repeated="16382"/>
        </table:table-row>
        <table:table-row table:number-rows-repeated="11" table:style-name="ro10">
          <table:table-cell/>
          <table:table-cell table:style-name="ce14"/>
          <table:table-cell table:number-columns-repeated="16382"/>
        </table:table-row>
        <table:table-row table:number-rows-repeated="1048453" table:style-name="ro10">
          <table:table-cell table:number-columns-repeated="16384"/>
        </table:table-row>
        <table:named-expressions>
          <table:named-range table:name="Print_Area" table:cell-range-address="Traffic_tables_index.$A$1:Traffic_tables_index.$C$95" table:base-cell-address="Traffic_tables_index.$A$1"/>
          <table:named-range table:name="Print_Titles" table:cell-range-address="Traffic_tables_index.$A$2:Traffic_tables_index.$IV$3" table:base-cell-address="Traffic_tables_index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7in" fo:margin-bottom="0.16in" fo:margin-left="0.2in" fo:margin-right="0.19in" style:print-orientation="landscape" style:print-page-order="ttb" style:first-page-number="continue" style:scale-to="99%" style:table-centering="none" style:print="objects charts drawings"/>
      <style:header-style>
        <style:header-footer-properties fo:min-height="0.13in" fo:margin-left="0in" fo:margin-right="0in" fo:margin-bottom="0in"/>
      </style:header-style>
      <style:footer-style>
        <style:header-footer-properties fo:min-height="0.08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trim</meta:initial-creator>
    <dc:creator>Richard German</dc:creator>
    <meta:creation-date>2012-06-22T11:37:39Z</meta:creation-date>
    <dc:date>2017-04-25T13:18:15Z</dc:date>
    <meta:print-date>2014-01-30T14:59:14Z</meta:print-date>
  </office:meta>
</office:document-meta>
</file>